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Практическая работа №3</text:title></text:p>
      <text:p text:style-name="OrgTitle"/>
      <text:p text:style-name="OrgSubtitle"><text:initial-creator>Кормышев Егор ИСиП-401</text:initial-creator></text:p>
      <text:p text:style-name="OrgSubtitle"/>
      <text:p text:style-name="OrgSubtitle">23.11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e96e4ac">1. Определение</text:a></text:p>
          <text:p text:style-name="Contents_20_1"><text:a xlink:type="simple" xlink:href="#orgcc38cd5">2. Задачи</text:a></text:p>
          <text:p text:style-name="Contents_20_1"><text:a xlink:type="simple" xlink:href="#org76d1694">3. №9</text:a></text:p>
          <text:p text:style-name="Contents_20_1"><text:a xlink:type="simple" xlink:href="#org2bf780b">4. №10</text:a></text:p>
          <text:p text:style-name="Contents_20_1"><text:a xlink:type="simple" xlink:href="#org6f4a6ea">5. №11</text:a></text:p>
          <text:p text:style-name="Contents_20_1"><text:a xlink:type="simple" xlink:href="#org503bfa2">6. №12</text:a></text:p>
          <text:p text:style-name="Contents_20_1"><text:a xlink:type="simple" xlink:href="#org65d66a4">7. №13</text:a></text:p>
        </text:index-body>
      </text:table-of-content>
      <text:h text:style-name="Heading_20_1" text:outline-level="1" text:is-list-header="false">
<text:bookmark-start text:name="OrgXref.orge96e4ac"/>
<text:bookmark text:name="orge96e4ac"/>Определение
<text:bookmark-end text:name="OrgXref.orge96e4ac"/></text:h>
      <text:list text:style-name="OrgNumberedList" text:continue-numbering="false">
        <text:list-item>
          <text:p text:style-name="Text_20_body">Принципы трудового права – это закрепленные в правовых актах общеобязательные положения, идеи начала, которые пронизывают всё трудовое право, выражают тенденции развития и потребности общества и характеризуют трудовое право в целом.
</text:p>
        </text:list-item>
        <text:list-item>
          <text:p text:style-name="Text_20_body">Трудовой договор — это соглашение между работодателем и работником, по которому работодатель обеспечивает работника работой и платит за нее зарплату. Взамен работник обязуется добросовестно трудиться и соблюдать правила трудового распорядка, работать лично и не перекладывать свои обязанности на других людей.
</text:p>
        </text:list-item>
        <text:list-item>
          <text:p text:style-name="Text_20_body">паспорт или иной документ, удостоверяющий личность; трудовую книжку и (или) сведения о трудовой деятельности (статья 66.1 настоящего Кодекса), за исключением случаев, если трудовой договор заключается впервые; документ, подтверждающий регистрацию в системе индивидуального (персонифицированного) учета, в том числе в форме электронного документа; документы воинского учета - для военнообязанных и лиц, подлежащих призыву на военную службу; документ об образовании и (или) о квалификации или наличии специальных знаний - при поступлении на работу, требующую специальных знаний или специальной подготовки; и другие
</text:p>
        </text:list-item>
        <text:list-item>
          <text:p text:style-name="Text_20_body">Лица, для которых не устанавливается испытательный срок:
</text:p>
        </text:list-item>
        <text:list-item>
          <text:p text:style-name="Text_20_body">беременных женщин и женщин, имеющих детей в возрасте до 1,5 лет;
</text:p>
        </text:list-item>
        <text:list-item>
          <text:p text:style-name="Text_20_body">лиц, которые получили среднее профессиональное образование или высшее образование по имеющим государственную аккредитацию образовательным программам и впервые поступают на работу по полученной специальности в течение 1 года со дня получения образования;
</text:p>
        </text:list-item>
        <text:list-item>
          <text:p text:style-name="Text_20_body">лиц, приглашенных на работу в порядке перевода от другого работодателя;
</text:p>
        </text:list-item>
        <text:list-item>
          <text:p text:style-name="Text_20_body">лиц, заключающих трудовой договор на срок до 2 месяцев;
</text:p>
        </text:list-item>
        <text:list-item>
          <text:p text:style-name="Text_20_body">лиц, не достигших возраста 18 лет;
</text:p>
        </text:list-item>
        <text:list-item>
          <text:p text:style-name="Text_20_body">лиц, успешно завершивших ученичество, при заключении трудового договора с работодателем, по договору с которым они проходили обучение;
</text:p>
        </text:list-item>
        <text:list-item>
          <text:p text:style-name="Text_20_body">лиц, избранных по конкурсу на замещение соответствующей должности;
</text:p>
        </text:list-item>
        <text:list-item>
          <text:p text:style-name="Text_20_body">лиц, избранных на выборную должность на оплачиваемую работу.
</text:p>
        </text:list-item>
      </text:list>
      <text:h text:style-name="Heading_20_1" text:outline-level="1" text:is-list-header="false">
<text:bookmark-start text:name="OrgXref.orgcc38cd5"/>
<text:bookmark text:name="orgcc38cd5"/>Задачи
<text:bookmark-end text:name="OrgXref.orgcc38cd5"/></text:h>
      <text:h text:style-name="Heading_20_1" text:outline-level="1" text:is-list-header="false">
<text:bookmark-start text:name="OrgXref.org76d1694"/>
<text:bookmark text:name="org76d1694"/>№9
<text:bookmark-end text:name="OrgXref.org76d1694"/></text:h>
      <text:p text:style-name="Text_20_body">ст 97, 99 ТК РФ
</text:p>
      <text:p text:style-name="Text_20_body">Привлечение к сверхурочной работе возможно только с согласия работника
</text:p>
      <text:h text:style-name="Heading_20_1" text:outline-level="1" text:is-list-header="false">
<text:bookmark-start text:name="OrgXref.org2bf780b"/>
<text:bookmark text:name="org2bf780b"/>№10
<text:bookmark-end text:name="OrgXref.org2bf780b"/></text:h>
      <text:p text:style-name="Text_20_body">ст 80 ТК РФ
</text:p>
      <text:p text:style-name="Text_20_body">До истечения срока предупреждения об увольнении работник имеет право в любое время отозвать свое заявление
</text:p>
      <text:h text:style-name="Heading_20_1" text:outline-level="1" text:is-list-header="false">
<text:bookmark-start text:name="OrgXref.org6f4a6ea"/>
<text:bookmark text:name="org6f4a6ea"/>№11
<text:bookmark-end text:name="OrgXref.org6f4a6ea"/></text:h>
      <text:p text:style-name="Text_20_body">ст 81 ТК РФ
</text:p>
      <text:p text:style-name="Text_20_body">Не допускается увольнение работника в период его временной нетрудоспособности и пребывании в отпуске
</text:p>
      <text:h text:style-name="Heading_20_1" text:outline-level="1" text:is-list-header="false">
<text:bookmark-start text:name="OrgXref.org503bfa2"/>
<text:bookmark text:name="org503bfa2"/>№12
<text:bookmark-end text:name="OrgXref.org503bfa2"/></text:h>
      <text:p text:style-name="Text_20_body">ст 92 ТК РФ
</text:p>
      <text:p text:style-name="Text_20_body">&lt;18 лет - не более 35 часов в неделю
</text:p>
      <text:h text:style-name="Heading_20_1" text:outline-level="1" text:is-list-header="false">
<text:bookmark-start text:name="OrgXref.org65d66a4"/>
<text:bookmark text:name="org65d66a4"/>№13
<text:bookmark-end text:name="OrgXref.org65d66a4"/></text:h>
      <text:p text:style-name="Text_20_body">ст 93 ТК РФ
</text:p>
      <text:p text:style-name="Text_20_body">работа на условиях неполного рабочего времени не влечет для работников каких-либо ограничений продолжительности ежегодного основного оплачиваемого отпуска и других трудовых прав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 ИСиП-401</dc:creator>
    <meta:initial-creator>Кормышев Егор ИСиП-401</meta:initial-creator>
    <dc:date>2024-11-23T10:22:44</dc:date>
    <meta:creation-date>2024-11-23T10:22:44</meta:creation-date>
    <meta:generator>Emacs 29.4 (Org mode 9.8-pre)</meta:generator>
    <meta:keyword/>
    <dc:subject/>
    <dc:title>Практическая работа №3</dc:title>
  </office:meta>
</office:document-meta>
</file>